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2" svg:font-family="Verdana" style:font-family-generic="swiss"/>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6pt" fo:font-weight="bold" officeooo:rsid="00080bdb" officeooo:paragraph-rsid="00080bdb"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Verdana" fo:font-size="16pt" fo:font-weight="bold" officeooo:rsid="00080bdb" officeooo:paragraph-rsid="00080bdb"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Verdana" fo:font-size="15pt" fo:font-weight="normal" officeooo:rsid="001310ac" officeooo:paragraph-rsid="00080bdb" style:font-size-asian="15pt" style:font-weight-asian="normal" style:font-size-complex="15pt" style:font-weight-complex="normal"/>
    </style:style>
    <style:style style:name="P4" style:family="paragraph" style:parent-style-name="Standard">
      <style:paragraph-properties fo:text-align="justify" style:justify-single-word="false"/>
      <style:text-properties style:font-name="Verdana" fo:font-size="14pt" officeooo:paragraph-rsid="00080bdb" style:font-size-asian="14pt" style:font-size-complex="14pt"/>
    </style:style>
    <style:style style:name="P5" style:family="paragraph" style:parent-style-name="Standard">
      <style:paragraph-properties fo:text-align="start" style:justify-single-word="false"/>
      <style:text-properties style:font-name="Verdana" fo:font-size="16pt" fo:font-weight="bold" officeooo:rsid="001310ac" officeooo:paragraph-rsid="00080bdb"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Verdana" fo:font-size="16pt" fo:font-weight="normal" officeooo:rsid="001310ac" officeooo:paragraph-rsid="00080bdb"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style:font-name="Verdana1" fo:font-size="16pt" officeooo:paragraph-rsid="00080bdb" style:font-size-asian="16pt" style:font-size-complex="16pt"/>
    </style:style>
    <style:style style:name="P8" style:family="paragraph" style:parent-style-name="Standard">
      <style:text-properties style:font-name="Verdana1" fo:font-size="16pt" fo:language="it" fo:country="none" fo:font-weight="bold" officeooo:rsid="000d0afc" officeooo:paragraph-rsid="00080bdb"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Verdana1" fo:font-size="14pt" officeooo:paragraph-rsid="00080bdb" style:font-size-asian="14pt" style:font-size-complex="14pt"/>
    </style:style>
    <style:style style:name="P10" style:family="paragraph" style:parent-style-name="Standard">
      <style:paragraph-properties fo:text-align="justify" style:justify-single-word="false"/>
      <style:text-properties fo:font-size="16pt" officeooo:paragraph-rsid="00080bdb" style:font-size-asian="16pt" style:font-size-complex="16pt"/>
    </style:style>
    <style:style style:name="P11" style:family="paragraph" style:parent-style-name="Standard">
      <style:paragraph-properties fo:text-align="justify" style:justify-single-word="false"/>
      <style:text-properties fo:font-size="14pt" officeooo:paragraph-rsid="00080bdb" style:font-size-asian="14pt" style:font-size-complex="14pt"/>
    </style:style>
    <style:style style:name="P12" style:family="paragraph" style:parent-style-name="Standard">
      <style:text-properties fo:font-size="14pt" officeooo:paragraph-rsid="00080bdb" style:font-size-asian="14pt" style:font-size-complex="14pt"/>
    </style:style>
    <style:style style:name="P13" style:family="paragraph" style:parent-style-name="Standard">
      <style:text-properties officeooo:paragraph-rsid="00080bdb"/>
    </style:style>
    <style:style style:name="P14" style:family="paragraph" style:parent-style-name="Standard">
      <style:paragraph-properties fo:margin-top="0cm" fo:margin-bottom="0.353cm" loext:contextual-spacing="false" fo:line-height="115%" fo:text-align="start" style:justify-single-word="false"/>
      <style:text-properties style:font-name="Verdana" fo:font-size="15pt" fo:font-style="normal" fo:font-weight="normal" officeooo:rsid="0014ca07" officeooo:paragraph-rsid="00080bdb" style:font-size-asian="15pt" style:font-style-asian="normal" style:font-weight-asian="normal" style:font-size-complex="15pt" style:font-style-complex="normal" style:font-weight-complex="normal"/>
    </style:style>
    <style:style style:name="P15" style:family="paragraph" style:parent-style-name="Standard">
      <style:paragraph-properties fo:margin-top="0cm" fo:margin-bottom="0.353cm" loext:contextual-spacing="false" fo:line-height="115%"/>
      <style:text-properties style:font-name="Verdana2" fo:font-size="14pt" fo:language="it" fo:country="none" fo:font-weight="bold" officeooo:paragraph-rsid="00080bdb" style:font-size-asian="14pt" style:font-weight-asian="bold" style:font-size-complex="14pt"/>
    </style:style>
    <style:style style:name="P16" style:family="paragraph" style:parent-style-name="Standard">
      <style:paragraph-properties fo:margin-top="0cm" fo:margin-bottom="0.353cm" loext:contextual-spacing="false" fo:line-height="115%"/>
      <style:text-properties style:font-name="Verdana2" fo:font-size="14pt" officeooo:paragraph-rsid="00080bdb" style:font-size-asian="14pt" style:font-size-complex="14pt"/>
    </style:style>
    <style:style style:name="P17" style:family="paragraph" style:parent-style-name="Standard">
      <style:paragraph-properties fo:margin-top="0cm" fo:margin-bottom="0.353cm" loext:contextual-spacing="false" fo:line-height="115%" fo:text-align="start" style:justify-single-word="false"/>
      <style:text-properties style:font-name="Verdana1" fo:font-size="14pt" fo:language="it" fo:country="none" fo:font-weight="bold" officeooo:paragraph-rsid="00080bdb" style:font-size-asian="14pt" style:font-weight-asian="bold" style:font-size-complex="14pt" style:font-weight-complex="bold"/>
    </style:style>
    <style:style style:name="P18" style:family="paragraph" style:parent-style-name="Standard">
      <style:paragraph-properties fo:margin-top="0cm" fo:margin-bottom="0.353cm" loext:contextual-spacing="false" fo:line-height="115%"/>
      <style:text-properties fo:font-size="14pt" officeooo:paragraph-rsid="00080bdb" style:font-size-asian="14pt" style:font-size-complex="14pt"/>
    </style:style>
    <style:style style:name="P19" style:family="paragraph" style:parent-style-name="Standard">
      <style:paragraph-properties fo:margin-top="0.423cm" fo:margin-bottom="0.282cm" loext:contextual-spacing="false" fo:text-align="center" style:justify-single-word="false"/>
      <style:text-properties style:font-name="Verdana" fo:font-size="14pt" officeooo:paragraph-rsid="00080bdb" style:font-size-asian="14pt" style:font-size-complex="14pt"/>
    </style:style>
    <style:style style:name="P20" style:family="paragraph" style:parent-style-name="Standard" style:master-page-name="Standard">
      <style:paragraph-properties fo:margin-top="0.423cm" fo:margin-bottom="0.282cm" loext:contextual-spacing="false" fo:text-align="start" style:justify-single-word="false" style:page-number="auto"/>
      <style:text-properties style:font-name="Verdana" fo:font-size="16pt" officeooo:paragraph-rsid="00080bdb" style:font-size-asian="16pt" style:font-size-complex="16pt"/>
    </style:style>
    <style:style style:name="P21" style:family="paragraph" style:parent-style-name="Standard">
      <style:paragraph-properties fo:margin-left="0.501cm" fo:margin-right="0cm" fo:text-indent="0cm" style:auto-text-indent="false"/>
      <style:text-properties style:font-name="Verdana" fo:font-size="14pt" officeooo:paragraph-rsid="00080bdb" style:font-size-asian="14pt" style:font-size-complex="14pt"/>
    </style:style>
    <style:style style:name="P22" style:family="paragraph" style:parent-style-name="Standard">
      <style:paragraph-properties fo:margin-left="0.501cm" fo:margin-right="0cm" fo:margin-top="0cm" fo:margin-bottom="0cm" loext:contextual-spacing="false" fo:text-indent="0cm" style:auto-text-indent="false"/>
      <style:text-properties style:font-name="Verdana" fo:font-size="14pt" officeooo:paragraph-rsid="00080bdb" style:font-size-asian="14pt" style:font-size-complex="14pt"/>
    </style:style>
    <style:style style:name="P23" style:family="paragraph" style:parent-style-name="Standard">
      <style:paragraph-properties fo:margin-left="5.001cm" fo:margin-right="0cm" fo:margin-top="0cm" fo:margin-bottom="0cm" loext:contextual-spacing="false" fo:text-indent="-4.5cm" style:auto-text-indent="false"/>
      <style:text-properties style:font-name="Verdana" fo:font-size="14pt" officeooo:paragraph-rsid="00080bdb" style:font-size-asian="14pt" style:font-size-complex="14pt"/>
    </style:style>
    <style:style style:name="P24" style:family="paragraph" style:parent-style-name="Standard">
      <style:paragraph-properties fo:margin-left="5.001cm" fo:margin-right="0cm" fo:margin-top="0cm" fo:margin-bottom="0cm" loext:contextual-spacing="false" fo:text-indent="0cm" style:auto-text-indent="false"/>
      <style:text-properties style:font-name="Verdana" fo:font-size="14pt" officeooo:paragraph-rsid="00080bdb" style:font-size-asian="14pt" style:font-size-complex="14pt"/>
    </style:style>
    <style:style style:name="P25" style:family="paragraph" style:parent-style-name="Standard">
      <style:paragraph-properties fo:margin-left="5.001cm" fo:margin-right="0cm" fo:text-indent="0cm" style:auto-text-indent="false"/>
      <style:text-properties style:font-name="Verdana" fo:font-size="14pt" officeooo:paragraph-rsid="00080bdb" style:font-size-asian="14pt" style:font-name-complex="Calibri" style:font-size-complex="14pt"/>
    </style:style>
    <style:style style:name="P26" style:family="paragraph" style:parent-style-name="Standard">
      <style:paragraph-properties fo:margin-top="0cm" fo:margin-bottom="0cm" loext:contextual-spacing="false"/>
      <style:text-properties style:font-name="Verdana" fo:font-size="14pt" officeooo:paragraph-rsid="00080bdb" style:font-size-asian="14pt" style:font-size-complex="14pt"/>
    </style:style>
    <style:style style:name="P27" style:family="paragraph" style:parent-style-name="Standard">
      <style:paragraph-properties fo:margin-top="0cm" fo:margin-bottom="0cm" loext:contextual-spacing="false"/>
      <style:text-properties style:font-name="Verdana" fo:font-size="14pt" officeooo:paragraph-rsid="00080bdb" style:font-size-asian="14pt" style:font-name-complex="Calibri" style:font-size-complex="14pt"/>
    </style:style>
    <style:style style:name="P28" style:family="paragraph" style:parent-style-name="Standard" style:master-page-name="Standard">
      <style:paragraph-properties style:page-number="auto"/>
      <style:text-properties fo:font-size="16pt" officeooo:paragraph-rsid="00080bdb" style:font-size-asian="16pt" style:font-size-complex="16pt"/>
    </style:style>
    <style:style style:name="P29" style:family="paragraph" style:parent-style-name="List_20_Paragraph" style:list-style-name="WWNum2">
      <style:paragraph-properties fo:margin-left="0.501cm" fo:margin-right="0cm" fo:text-indent="-0.635cm" style:auto-text-indent="false"/>
      <style:text-properties style:font-name="Verdana" fo:font-size="14pt" officeooo:paragraph-rsid="00080bdb" style:font-size-asian="14pt" style:font-size-complex="14pt"/>
    </style:style>
    <style:style style:name="P30" style:family="paragraph" style:parent-style-name="Standard_20__28_user_29_">
      <style:text-properties style:font-name="Verdana" fo:font-size="14pt" officeooo:paragraph-rsid="00080bdb" style:font-size-asian="14pt" style:font-size-complex="14pt"/>
    </style:style>
    <style:style style:name="P31" style:family="paragraph">
      <style:paragraph-properties fo:text-align="center"/>
    </style:style>
    <style:style style:name="P32" style:family="paragraph">
      <style:paragraph-properties fo:text-align="center"/>
      <style:text-properties style:font-name="Verdana"/>
    </style:style>
    <style:style style:name="P33" style:family="paragraph">
      <loext:graphic-properties draw:fill-color="#000000"/>
    </style:style>
    <style:style style:name="T1" style:family="text">
      <style:text-properties style:font-name="Verdana1"/>
    </style:style>
    <style:style style:name="T2" style:family="text">
      <style:text-properties style:font-name="Verdana1" fo:font-weight="bold" style:font-weight-asian="bold" style:font-weight-complex="bold"/>
    </style:style>
    <style:style style:name="T3" style:family="text">
      <style:text-properties style:font-name="Verdana1" fo:font-weight="bold" officeooo:rsid="0016e3e7" style:font-weight-asian="bold" style:font-weight-complex="bold"/>
    </style:style>
    <style:style style:name="T4" style:family="text">
      <style:text-properties style:font-name="Verdana1" fo:font-size="16pt" fo:language="it" fo:country="none" fo:font-weight="bold" style:font-size-asian="16pt" style:font-weight-asian="bold" style:font-size-complex="16pt" style:font-weight-complex="bold"/>
    </style:style>
    <style:style style:name="T5" style:family="text">
      <style:text-properties style:font-name="Verdana1" fo:font-size="16pt" fo:language="it" fo:country="none" fo:font-weight="bold" officeooo:rsid="000d0afc" style:font-size-asian="16pt" style:font-weight-asian="bold" style:font-size-complex="16pt" style:font-weight-complex="bold"/>
    </style:style>
    <style:style style:name="T6" style:family="text">
      <style:text-properties style:font-name="Verdana1" fo:font-size="16pt" fo:language="it" fo:country="none" fo:font-weight="bold" officeooo:rsid="000d57e0"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bold" officeooo:rsid="0010725d" style:font-weight-asian="bold" style:font-weight-complex="bold"/>
    </style:style>
    <style:style style:name="T9" style:family="text">
      <style:text-properties fo:font-weight="bold" officeooo:rsid="0007eb72" style:font-weight-asian="bold" style:font-weight-complex="bold"/>
    </style:style>
    <style:style style:name="T10" style:family="text">
      <style:text-properties officeooo:rsid="0010725d"/>
    </style:style>
    <style:style style:name="T11" style:family="text">
      <style:text-properties fo:font-style="italic" style:font-style-asian="italic"/>
    </style:style>
    <style:style style:name="T12" style:family="text">
      <style:text-properties fo:font-style="italic" style:font-style-asian="italic" style:font-name-complex="Calibri"/>
    </style:style>
    <style:style style:name="T13" style:family="text">
      <style:text-properties fo:font-style="italic" style:font-style-asian="italic" style:font-style-complex="italic"/>
    </style:style>
    <style:style style:name="T14" style:family="text">
      <style:text-properties fo:font-style="italic" officeooo:rsid="0014ca07" style:font-style-asian="italic" style:font-style-complex="italic"/>
    </style:style>
    <style:style style:name="T15" style:family="text">
      <style:text-properties fo:font-style="italic" officeooo:rsid="0007eb72"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93446" style:font-style-asian="italic" style:font-weight-asian="bold" style:font-style-complex="italic" style:font-weight-complex="bold"/>
    </style:style>
    <style:style style:name="T18" style:family="text">
      <style:text-properties fo:font-style="italic" fo:font-weight="bold" officeooo:rsid="0014ca07" style:font-style-asian="italic" style:font-weight-asian="bold" style:font-style-complex="italic"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style:font-name-complex="Calibri"/>
    </style:style>
    <style:style style:name="T21" style:family="text">
      <style:text-properties officeooo:rsid="000ce5a6"/>
    </style:style>
    <style:style style:name="T22" style:family="text">
      <style:text-properties officeooo:rsid="000d5ea4"/>
    </style:style>
    <style:style style:name="T23" style:family="text">
      <style:text-properties style:font-name-complex="Calibri"/>
    </style:style>
    <style:style style:name="T24" style:family="text">
      <style:text-properties officeooo:rsid="000fb738" style:font-name-complex="Calibri"/>
    </style:style>
    <style:style style:name="T25" style:family="text">
      <style:text-properties style:font-name="Verdana2"/>
    </style:style>
    <style:style style:name="T26" style:family="text">
      <style:text-properties style:font-name="Verdana2" officeooo:rsid="0010b17e"/>
    </style:style>
    <style:style style:name="T27" style:family="text">
      <style:text-properties style:font-name="Verdana2" fo:font-style="italic" style:font-style-asian="italic" style:font-style-complex="italic"/>
    </style:style>
    <style:style style:name="T28" style:family="text">
      <style:text-properties style:font-name="Verdana2" fo:font-style="italic" officeooo:rsid="0010b17e" style:font-style-asian="italic" style:font-style-complex="italic"/>
    </style:style>
    <style:style style:name="T29" style:family="text">
      <style:text-properties fo:language="it" fo:country="none" fo:font-weight="bold" style:font-weight-asian="bold"/>
    </style:style>
    <style:style style:name="T30" style:family="text">
      <style:text-properties fo:language="it" fo:country="none" fo:font-weight="bold" officeooo:rsid="000d57e0" style:font-weight-asian="bold"/>
    </style:style>
    <style:style style:name="T31" style:family="text">
      <style:text-properties fo:language="it" fo:country="none" fo:font-weight="normal" style:font-weight-asian="normal"/>
    </style:style>
    <style:style style:name="T32" style:family="text">
      <style:text-properties officeooo:rsid="0014ca07"/>
    </style:style>
    <style:style style:name="T33" style:family="text">
      <style:text-properties fo:font-style="normal" style:font-style-asian="normal" style:font-style-complex="normal"/>
    </style:style>
    <style:style style:name="T34" style:family="text">
      <style:text-properties fo:font-style="normal" officeooo:rsid="00093446" style:font-style-asian="normal" style:font-style-complex="normal"/>
    </style:style>
    <style:style style:name="T35" style:family="text">
      <style:text-properties fo:font-style="normal" officeooo:rsid="0014ca07" style:font-style-asian="normal" style:font-style-complex="normal"/>
    </style:style>
    <style:style style:name="T36" style:family="text">
      <style:text-properties fo:font-style="normal" officeooo:rsid="0007eb72"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Verdana"/>
    </style:style>
    <style:style style:name="gr1" style:family="graphic">
      <style:graphic-properties draw:textarea-horizontal-align="justify" draw:textarea-vertical-align="middle" draw:auto-grow-height="false" fo:min-height="4.11cm" fo:min-width="4.11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justify" draw:textarea-vertical-align="middle" draw:auto-grow-height="false" fo:min-height="2.586cm" fo:min-width="0.252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0000" draw:textarea-horizontal-align="justify" draw:textarea-vertical-align="middle" draw:auto-grow-height="false" fo:min-height="0.226cm" fo:min-width="1.993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41cm" fo:min-width="0.093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000000" draw:textarea-horizontal-align="justify" draw:textarea-vertical-align="middle" draw:auto-grow-height="false" fo:min-height="2.524cm" fo:min-width="0.29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3">1.1.1</text:span><text:span text:style-name="T2">Dominio del problema:</text:span></text:p>
      <text:p text:style-name="P30">Si vuole modellare un E-Commerce per la gestione di un negozio di abbigliamento per la vendita dei prodotti online. </text:p>
      <text:p text:style-name="P4">Il sito si occupa della distribuzione via internet di capi d’abbigliamento maschili e femminili, cercando di far trovare all’acquirente quello che sta cercando in modo veloce e semplice. </text:p>
      <text:p text:style-name="P4">Il sito, attraverso una base di dati, sarà in grado di gestire gli acquisti in modo da facilitare il lavoro dei dipendenti, in particolare il sito sarà in grado di: affidare l’acquisto a un corriere e comunicare all’acquirente un numero di tracciamento, comunicare al magazziniere uno o più prodotti che stanno per terminare, l’aggiunta di offerte o alzamenti di prezzi da parte di un gestore marketing, far controllare al proprietario statistiche sui prodotti venduti e gestire la parte contabile del negozio.</text:p>
      <text:p text:style-name="P7"/>
      <text:p text:style-name="P10"><text:span text:style-name="T3">1.1.2 </text:span><text:span text:style-name="T2">AUDIENCE:</text:span></text:p>
      <text:p text:style-name="P11"><text:span text:style-name="T1">Il sito è rivolto alla massa, in particolare a persone di età compresa tra i 18 e 30 anni. Il nostro obiettivo è però quello di aumentare questo range di età e prendere la fiducia di chi (</text:span><text:bookmark text:name="_GoBack"/><text:span text:style-name="T1">in particolare over 30) vive con la paura e con <text:s/>falsi miti dello shop online.</text:span></text:p>
      <text:p text:style-name="P9"/>
      <text:p text:style-name="P13"/>
      <text:p text:style-name="P13"/>
      <text:p text:style-name="P20"><text:span text:style-name="T8">1.</text:span><text:span text:style-name="T9">2</text:span><text:span text:style-name="T10"> </text:span><text:bookmark-start text:name="_Hlk526843982"/><text:span text:style-name="T7">Scenari</text:span></text:p>
      <text:p text:style-name="P19"/>
      <text:list xml:id="list126772776" text:style-name="WWNum2">
        <text:list-item>
          <text:p text:style-name="P29"><text:span text:style-name="T11">Nome scenario</text:span><text:tab/><text:tab/><text:span text:style-name="T19">AcquistoOrdinario</text:span></text:p>
        </text:list-item>
      </text:list>
      <text:p text:style-name="P21"><text:span text:style-name="T11">Attori partecipanti</text:span><text:tab/><text:tab/><text:span text:style-name="T19">Giulio: utente</text:span></text:p>
      <text:p text:style-name="P23"><text:span text:style-name="T11">Flusso di eventi</text:span><text:tab/></text:p>
      <text:p text:style-name="P23"><text:tab/>Giulio accede al sito web intenzionato ad acquistare una nuova camicia. Dal menù si reca nella sezione “abbigliamento uomo”.</text:p>
      <text:p text:style-name="P24">Il sito web propone una schermata nella quale sono presenti i vari modelli di camicie organizzati per tipologia. L’utente scorre tra i vari modelli, ne seleziona uno, osserva le foto illustrative del prodotto e decide di acquistarlo.</text:p>
      <text:p text:style-name="P24">Clicca sull’apposito pulsante e il sito risponde con una schermata che chiede di selezionare taglia e colore. Una volta selezionati viene rimandato alla pagina “carrello” dalla quale può proseguire nell’acquisto, <text:span text:style-name="T21">oppure può aggiungere o modificare il suo carrello</text:span>.</text:p>
      <text:p text:style-name="P24">Il cliente clicca “prosegui” e viene rimandato ad una pagina che chiede di autenticarsi inserendo username e password, oppure, di registrarsi al sito compilando il form con i propri dati. L’utente si registra inserendo i dati anagrafici e prosegue nell’acquisto.</text:p>
      <text:p text:style-name="P24">Il sito web mostra quindi una schermata che chiede di scegliere un metodo di pagamento. L’utente ne seleziona uno e viene rimandato al sito web del gestore della propria carta di credito; conferma il pagamento e viene quindi rimandato di nuovo al sito web che mostra una pagina che conferma l’avvenuto acquisto. <text:span text:style-name="T22">Nel sistema nel frattempo la quantità del prodotto viene decrementata, si aggiornano le statistiche di vendita e la spedizione viene assegnata ad un corriere</text:span>. <text:span text:style-name="T21">Una volta effettuato l’acquisto,a Giulio arriva una notifica di spedizione del pacco con il relativo tracking in modo tale da poterlo </text:span><text:soft-page-break/><text:span text:style-name="T21">tracciare. L’acquisto si conclude con l’arrivo del prodotto a casa. </text:span></text:p>
      <text:p text:style-name="P26"/>
      <text:p text:style-name="P26"/>
      <text:p text:style-name="P26"/>
      <text:list xml:id="list204618780017693" text:continue-numbering="true" text:style-name="WWNum2">
        <text:list-item>
          <text:p text:style-name="P29"><text:span text:style-name="T12">Nome scenario</text:span><text:span text:style-name="T23"><text:tab/><text:tab/></text:span><text:span text:style-name="T20">Tracciabilità-Reso</text:span></text:p>
        </text:list-item>
      </text:list>
      <text:p text:style-name="P21"><text:span text:style-name="T12">Attori partecipanti</text:span><text:span text:style-name="T23"><text:tab/><text:tab/></text:span><text:span text:style-name="T20">Giuseppe: utente</text:span></text:p>
      <text:p text:style-name="P22"><text:span text:style-name="T12">Flusso di eventi</text:span><text:span text:style-name="T23"><text:tab/><text:tab/>Dopo qualche giorno dall’acquisto da <text:tab/><text:tab/><text:tab/><text:tab/> <text:s text:c="4"/>parte di Giuseppe, quest’ultimo si</text:span></text:p>
      <text:p text:style-name="P25">reca sul sito web per ottenere informazioni riguardo al suo acquisto ed ai tempi di consegna, effettua l’accesso con le proprie credenziali e consulta la sezione “tracciamento spedizione” dalla quale risulta che il prodotto sarà consegnato in giornata. Trascorsa qualche ora gli viene consegnato il prodotto acquistato, ma, tolto l’imballaggio, il cliente si rende conto che il prodotto è danneggiato. Si reca quindi di nuovo sul sito web, nella sezione “Storico acquisti”. Dalle opzioni nota la possibilità di effettuare un reso; compila l’apposito form che richiede informazioni relative alle motivazioni del reso e all’indirizzo di ritiro, quindi clicca su “conferma”. <text:span text:style-name="T22">Durante questa fase il sistema,</text:span> <text:span text:style-name="T22">manda una mail con il codice da allegare al pacco al cliente. Dopo questo il cliente utilizza mezzi propri per spedire il pacco e una volta arrivato in sede il sistema provvede a: cambiare stastiche di vendita, modifica le quantità, rimozione dallo storico acquisti del prodotto del cliente, risarcimento del denaro.</text:span></text:p>
      <text:p text:style-name="P25"/>
      <text:p text:style-name="P27"/>
      <text:list xml:id="list204617385945913" text:continue-numbering="true" text:style-name="WWNum2">
        <text:list-item>
          <text:p text:style-name="P29"><text:span text:style-name="T11">Nome scenario</text:span><text:tab/><text:tab/><text:span text:style-name="T19">MerceInEsaurimento</text:span></text:p>
        </text:list-item>
      </text:list>
      <text:p text:style-name="P21"><text:span text:style-name="T11">Attori partecipanti</text:span><text:tab/><text:tab/><text:span text:style-name="T19">Marco: utente, Mario: magazziniere</text:span></text:p>
      <text:p text:style-name="P22"><text:span text:style-name="T11">Flusso di eventi</text:span> <text:tab/><text:tab/>Successivamente a un acquisto da parte <text:tab/><text:tab/><text:tab/> <text:s text:c="4"/>di Marco la disponibilità</text:p>
      <text:p text:style-name="P24">dell’articolo “camicia classica” si riduce al di sotto di una soglia fissata (in questo caso 10 pezzi); a causa di ciò il sistema segnala che bisogna acquistare quell’articolo dal fornitore. <text:soft-page-break/>All’arrivo del fornitore con la merce precedentemente ordinata, Mario, il magazziniere addetto allo scarico merci si occupa di sistemare gli articoli in magazzino, e <text:span text:style-name="T22">di aggiornarne le quantità,</text:span> successivamente richiede al fornitore gli articoli per <text:span text:style-name="T22">un eventuale</text:span> successi<text:span text:style-name="T22">vo ordine</text:span> consultando l’apposita sezione del sito dedicata alla gestione della merce.<text:bookmark-end text:name="_Hlk526843982"/></text:p>
      <text:p text:style-name="P24"/>
      <text:p text:style-name="P27"/>
      <text:p text:style-name="P27"/>
      <text:p text:style-name="P27"/>
      <text:list xml:id="list204617631863279" text:continue-numbering="true" text:style-name="WWNum2">
        <text:list-item>
          <text:p text:style-name="P29"><text:span text:style-name="T12">Nome scenario</text:span><text:span text:style-name="T23"><text:tab/><text:tab/></text:span><text:span text:style-name="T20">InserimentoProdotti</text:span></text:p>
        </text:list-item>
      </text:list>
      <text:p text:style-name="P21"><text:span text:style-name="T12">Attori partecipanti</text:span><text:span text:style-name="T23"><text:tab/><text:tab/></text:span><text:span text:style-name="T20">Mario: magazziniere, Antonio: gestore marketing</text:span></text:p>
      <text:p text:style-name="P22"><text:span text:style-name="T12">Flusso di eventi<text:tab/><text:tab/></text:span><text:span text:style-name="T23">In seguito alla consegna di articoli di <text:tab/><text:tab/><text:tab/><text:tab/> <text:s text:c="4"/>nuova produzione da parte del</text:span></text:p>
      <text:p text:style-name="P24"><text:span text:style-name="T23">fornitore, Mario, il magazziniere, li sistema nel magazzino e carica i codici dei nuovi articoli nel database del sistema </text:span><text:span text:style-name="T24">con le relative quantità</text:span><text:span text:style-name="T23">. Antonio, il gestore marketing, informato dell’arrivo di tali nuovi prodotti effettua un’analisi e stabilisce quali saranno i rispettivi prezzi di vendita. Antonio quindi accede alla sua area dedicata del sito web e carica per ogni prodotto, il relativo prezzo con e senza iva ed eventuali sconti temporanei applicati ai singoli articoli, </text:span><text:span text:style-name="T24">una volta che gli articoli sono stati prezzati vengono pubblicati sul sito</text:span><text:span text:style-name="T23">.</text:span></text:p>
      <text:p text:style-name="P26"/>
      <text:p text:style-name="P26"/>
      <text:p text:style-name="P26"/>
      <text:list xml:id="list204617889447209" text:continue-numbering="true" text:style-name="WWNum2">
        <text:list-item>
          <text:p text:style-name="P29"><text:span text:style-name="T11">Nome scenario<text:tab/></text:span><text:tab/><text:span text:style-name="T19">GestioneStatistiche</text:span></text:p>
        </text:list-item>
      </text:list>
      <text:p text:style-name="P21"><text:span text:style-name="T11">Attori partecipanti<text:tab/></text:span><text:tab/><text:span text:style-name="T19">John: proprietario</text:span></text:p>
      <text:p text:style-name="P22"><text:span text:style-name="T11">Fl</text:span><text:bookmark text:name="_GoBack1"/><text:span text:style-name="T11">usso di eventi <text:tab/><text:tab/></text:span>John, il proprietario, accede alla propria <text:tab/><text:tab/><text:tab/><text:tab/><text:tab/> <text:s text:c="4"/>sezione del sito web e monitora le</text:p>
      <text:p text:style-name="P12"><text:span text:style-name="T25"><text:tab/><text:tab/><text:tab/> <text:s text:c="14"/><text:tab/>statistiche relative alla vendita dei vari <text:tab/><text:tab/><text:tab/><text:tab/><text:tab/><text:tab/>prodotti e delle varie tipologie. Si accorge <text:tab/><text:tab/><text:tab/><text:tab/><text:tab/>ch</text:span><text:span text:style-name="T26">e la vendita di determinati articoli</text:span><text:span text:style-name="T25"> è in <text:tab/><text:tab/><text:tab/><text:tab/><text:tab/>forte crescita negli ultimi mesi e decide <text:tab/></text:span><text:soft-page-break/><text:span text:style-name="T25"><text:tab/><text:tab/><text:tab/><text:tab/><text:tab/>quindi di effettuare delle modifiche al <text:tab/><text:tab/><text:tab/><text:tab/><text:tab/><text:tab/>magazzino, </text:span><text:span text:style-name="T26">comunicando al magazziniere <text:tab/><text:tab/><text:tab/><text:tab/><text:tab/>le scorte minime e massime </text:span><text:span text:style-name="T28">*</text:span><text:span text:style-name="T27">e di <text:tab/><text:tab/><text:tab/><text:tab/><text:tab/><text:tab/><text:tab/>riorganizzare il personale, modificando le <text:tab/><text:tab/><text:tab/><text:tab/><text:tab/>mansioni degli attuali dipendenti e <text:tab/><text:tab/><text:tab/><text:tab/><text:tab/><text:tab/>assumendone di nuovi. In particolare, gli <text:tab/><text:tab/><text:tab/><text:tab/><text:tab/>addetti che si sono mostrati più redditizi <text:tab/><text:tab/><text:tab/><text:tab/><text:tab/>vengono premiati con la promozione.*</text:span></text:p>
      <text:p text:style-name="P8"/>
      <text:p text:style-name="P8"/>
      <text:p text:style-name="P8"/>
      <text:p text:style-name="P12"><text:span text:style-name="T5">1.</text:span><text:span text:style-name="T6">3 Fun</text:span><text:span text:style-name="T4">ctional requirements</text:span></text:p>
      <text:p text:style-name="P15"/>
      <text:p text:style-name="P16"><text:span text:style-name="T29">1.</text:span><text:span text:style-name="T30">3</text:span><text:span text:style-name="T29">.1-</text:span><text:span text:style-name="T31">Quando una vendita viene effettuata il numero dei prodotti in catalogo viene ridotto. Il numero dei prodotti può essere incrementato sel il magazziniere aggiunge nuovi prodotti o nel caso di un reso. I prezzi dei prodotti vengono decisi dal Gestore Marketing che può cambiarli in seguito. <text:s/>Per ogni prodotto viene tenuta traccia de fornitore e ogni spedizione è affidata ad un corriere</text:span></text:p>
      <text:p text:style-name="P16"><text:span text:style-name="T29">1.</text:span><text:span text:style-name="T30">3</text:span><text:span text:style-name="T29">.2-</text:span><text:span text:style-name="T31">Il Cliente deve essere ingrado di: effettuare degli acquisti, inserire o eliminare dei prodotti nel carrello, <text:s/>visualizzare il proprio carrello, fare ricerche tra il catalogo per cercare dei prodotti, effettuare un reso, tracciare la posizione del proprio acquisto.</text:span></text:p>
      <text:p text:style-name="P16"><text:span text:style-name="T29">1.</text:span><text:span text:style-name="T30">3</text:span><text:span text:style-name="T29">.3-</text:span><text:span text:style-name="T31">Il Cliente deve poter registrasi per effettuare un acquisto. Un cliente registrato può: visualizzare il proprio profilo, visualizzare il proprio storico acquisti, modificare le modalità di pagamento (aggiungere o eliminare carte), modificare e modificare i propri dati personali</text:span></text:p>
      <text:p text:style-name="P16"><text:span text:style-name="T29">1.</text:span><text:span text:style-name="T30">3</text:span><text:span text:style-name="T29">.4-</text:span><text:span text:style-name="T31">Il Magazziniere può: controllare il numero di scorte di un determinato prodotto, visualizzare i prodotti in esaurimento, modificare il numero di prodotti nel database (nel caso si effettui un carico merce), comunicare l'eventuale esaurimento di un qualsiasi prodotto ed effettuare un ordine</text:span></text:p>
      <text:p text:style-name="P16"><text:soft-page-break/><text:span text:style-name="T29">1.</text:span><text:span text:style-name="T30">3</text:span><text:span text:style-name="T29">.5-</text:span><text:span text:style-name="T31">Il Gestore Marketing può scegliere un prezzo quando arriva un prodotto, fare offerte su uno o più prodotti, effettuare sconti promozionali e cambiare i prezzi dei prodotti</text:span></text:p>
      <text:p text:style-name="P16"><text:span text:style-name="T29">1.</text:span><text:span text:style-name="T30">3</text:span><text:span text:style-name="T29">.6-</text:span><text:span text:style-name="T31">Il Proprietario deve poter: guardare le statistiche di vendita, controllare il guadagno, controllare l'archivio dei dati </text:span></text:p>
      <text:p text:style-name="P16"><text:span text:style-name="T29">1.</text:span><text:span text:style-name="T30">3</text:span><text:span text:style-name="T29">.7-</text:span><text:span text:style-name="T31">Il Proprietario deve poter: aggiungere o rimuovere dipendenti, controllare i loro dati </text:span></text:p>
      <text:p text:style-name="P17"/>
      <text:p text:style-name="P18"/>
      <text:p text:style-name="P5"><text:span text:style-name="T32">1.4 </text:span>Non functional requirements</text:p>
      <text:p text:style-name="P6"/>
      <text:p text:style-name="P6"/>
      <text:p text:style-name="P3"><text:span text:style-name="T32">1.4.1</text:span>-<text:span text:style-name="T17">Usability</text:span> Si deve progettare una grafica intuitiva in modo tale da semplificare le operazioni a utenti meno esperti e più esperti</text:p>
      <text:p text:style-name="P3"><text:span text:style-name="T32">1.4.2</text:span>- <text:span text:style-name="T16">Sicurezza:</text:span><text:span text:style-name="T13"> </text:span><text:span text:style-name="T33">Si deve garantire la sicurezza dei dati </text:span><text:span text:style-name="T34">utilizzando un protocollo sicuro e criptando le password</text:span><text:span text:style-name="T33">. Inoltre il sito deve essere invulnerabile da attacchi di tipo SQL Injection</text:span></text:p>
      <text:p text:style-name="P3"><text:span text:style-name="T14">1.</text:span><text:span text:style-name="T15">4.</text:span><text:span text:style-name="T14">3</text:span><text:span text:style-name="T13">-</text:span><text:span text:style-name="T16">Manutenzione:</text:span><text:span text:style-name="T13"> </text:span><text:span text:style-name="T33">Il sito deve essere costruito in modo tale da permettere una facile manutenzione</text:span></text:p>
      <text:p text:style-name="P3"><text:span text:style-name="T35">1.</text:span><text:span text:style-name="T36">4</text:span><text:span text:style-name="T35">.4</text:span><text:span text:style-name="T33">-</text:span><text:span text:style-name="T16">Ambiente Sviluppo: </text:span><text:span text:style-name="T33">Il sito deve essere scritto nel linguaggio Java, il database che usiamo è MySQL il server TomCat</text:span></text:p>
      <text:p text:style-name="P3"><text:span text:style-name="T35">1.</text:span><text:span text:style-name="T36">4</text:span><text:span text:style-name="T35">.5</text:span><text:span text:style-name="T33">-</text:span><text:span text:style-name="T16">Persistenza dei dati</text:span><text:span text:style-name="T37">:</text:span><text:span text:style-name="T33"> Il sito deve garantire la persistenza dei dati e la loro integrità </text:span><text:span text:style-name="T34">utilizzando un DBMS e facendo dei controlli dopo ogni operazione che coinvolge il database per <text:s/>vedere se la scrittura dei dati in quest’ultimo è andata a buon fine</text:span></text:p>
      <text:p text:style-name="P3"><text:span text:style-name="T35">1.</text:span><text:span text:style-name="T36">4</text:span><text:span text:style-name="T35">.6</text:span><text:span text:style-name="T33">-</text:span><text:span text:style-name="T16">Tempo di risposta:</text:span><text:span text:style-name="T13"> </text:span><text:span text:style-name="T33">Il tempo di risposta deve essere </text:span><text:span text:style-name="T37">non</text:span><text:span text:style-name="T33"> superiore a 2 secondi</text:span></text:p>
      <text:p text:style-name="P3"><text:span text:style-name="T35">1.</text:span><text:span text:style-name="T36">4</text:span><text:span text:style-name="T35">.7</text:span><text:span text:style-name="T33">-</text:span><text:span text:style-name="T17">Disponibilità</text:span><text:span text:style-name="T18">: </text:span><text:span text:style-name="T35">Il sistema deve essere utilizzato durante un arco di molte ore durante la giornata, dal primo mattino alla tarda sera.</text:span></text:p>
      <text:p text:style-name="P14"/>
      <text:p text:style-name="P1"><text:soft-page-break/></text:p>
      <text:p text:style-name="P1"/>
      <text:p text:style-name="P1">1.5 Target Environment</text:p>
      <text:p text:style-name="P1"/>
      <text:p text:style-name="P1"/>
      <text:p text:style-name="P1"><draw:custom-shape text:anchor-type="paragraph" draw:z-index="0" draw:name="Forma1" draw:style-name="gr1" draw:text-style-name="P32" svg:width="4.552cm" svg:height="4.552cm" svg:x="5.087cm" svg:y="0.494cm"><text:p text:style-name="P31"><text:span text:style-name="T38">Web-Server</text:span></text:p><text:p text:style-name="P31"><text:span text:style-name="T3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a1" draw:style-name="gr1" draw:text-style-name="P32" svg:width="4.552cm" svg:height="4.552cm" svg:x="12.284cm" svg:y="0.219cm"><text:p text:style-name="P31"><text:span text:style-name="T38">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2"><draw:custom-shape text:anchor-type="paragraph" draw:z-index="4" draw:name="Forma3" draw:style-name="gr3" draw:text-style-name="P33" svg:width="2.276cm" svg:height="0.451cm" svg:x="9.823cm" svg:y="0.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1" draw:name="Forma1" draw:style-name="gr1" draw:text-style-name="P32" svg:width="4.552cm" svg:height="4.552cm" svg:x="4.531cm" svg:y="4.884cm"><text:p text:style-name="P31"><text:span text:style-name="T38">DB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2" draw:style-name="gr2" draw:text-style-name="P33" svg:width="0.503cm" svg:height="2.954cm" svg:x="6.357cm" svg:y="1.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Forma4" draw:style-name="gr4" svg:width="0.107cm" svg:height="0.08cm" svg:x="17.681cm" svg:y="0.1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5" draw:style-name="gr5" draw:text-style-name="P33" svg:width="0.583cm" svg:height="2.885cm" svg:x="7.68cm" svg:y="1.77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2" svg:font-family="Verdana" style:font-family-generic="swiss"/>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2" style:display-name="ListLabel 2" style:family="text">
      <style:text-properties fo:font-size="12pt" fo:font-style="italic" style:font-size-asian="14pt"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0:37:59.171078221</meta:creation-date>
    <dc:date>2018-10-15T20:46:16.908085580</dc:date>
    <meta:editing-duration>PT8M18S</meta:editing-duration>
    <meta:editing-cycles>1</meta:editing-cycles>
    <meta:document-statistic meta:table-count="0" meta:image-count="0" meta:object-count="0" meta:page-count="7" meta:paragraph-count="48" meta:word-count="1333" meta:character-count="8946" meta:non-whitespace-character-count="7523"/>
    <meta:generator>LibreOffice/6.0.6.2$Linux_X86_64 LibreOffice_project/00m0$Build-2</meta:generator>
  </office:meta>
</office:document-meta>
</file>